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aditional Arabic" fo:font-size="14pt" style:font-size-asian="14pt" style:font-size-complex="14pt"/>
    </style:style>
    <style:style style:name="P2" style:family="paragraph" style:parent-style-name="Standard">
      <style:text-properties style:font-name="Traditional Arabic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style:font-name="Traditional Arabic" fo:font-size="14pt" style:font-size-asian="14pt" style:font-size-complex="14p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leitung für Franziska um eine Basis Rock zu schneiden </text:p>
      <text:p text:style-name="P1"/>
      <text:p text:style-name="P1">Taillenweiten: 72cm</text:p>
      <text:p text:style-name="P1">Hüftweiten: 108cm</text:p>
      <text:p text:style-name="P1">Rocklänger: 58cm</text:p>
      <text:p text:style-name="P1"/>
      <text:p text:style-name="P1"><text:s text:c="5"/>1) <text:s/>Aus ein Schneider Papierrollen, circa 70cm lang x 60cm Breit Papier nehmen.</text:p>
      <text:list xml:id="list19559805261" text:style-name="L1">
        <text:list-item>
          <text:p text:style-name="P3">Dobrar o papel assim, que se obtenha um retangulo de 30cm x 70 cm.</text:p>
        </text:list-item>
        <text:list-item>
          <text:p text:style-name="P3">No canto direito de baixo colocar a letra A</text:p>
        </text:list-item>
        <text:list-item>
          <text:p text:style-name="P3">Esquadrar para cima e colocar a letra B, sendo que a medida A-B tenha ¼ da medida do Taillenweite. Neste caso, 72cm : 4 = 18cm</text:p>
        </text:list-item>
        <text:list-item>
          <text:p text:style-name="P3">Do lado esquerdo do papel colocar a letra C, sendo que a medida A-C tenha a medida do comprimento desejado para a saia (que neste caso será de no máximo 70cm, ou seja, o comprimento do papel).</text:p>
        </text:list-item>
        <text:list-item>
          <text:p text:style-name="P3">Unir com uma régua reta as letras: A, B, C e D.</text:p>
        </text:list-item>
        <text:list-item>
          <text:p text:style-name="P3">A-E terá a ¼ medida do Taillenweite plus 2cm für den „Abnäher“ (Keilformige Nähte, mit denen ein Kleidungsstück Körpernah geformt werden kann). </text:p>
          <text:p text:style-name="P3">Neste caso, A-E será 72cm : 4 = 18cm + 2cm = 20cm</text:p>
        </text:list-item>
        <text:list-item>
          <text:p text:style-name="P3">B-F terá a medida da altura do Taille até a parte mais breiter da Hüfte</text:p>
        </text:list-item>
        <text:list-item>
          <text:p text:style-name="P3">Com uma régua curva, unir o ponto E ao ponto F, o que dará já a forma da curva da Hüfte.</text:p>
        </text:list-item>
        <text:list-item>
          <text:p text:style-name="P3">O ponto G fica há um centímetro à esquerda do ponto A e unindo-se com uma régua curva os pontos G-E. Obtem-se a curvatura da cintura na frente.</text:p>
        </text:list-item>
        <text:list-item>
          <text:p text:style-name="P3">O ponto A-H obtem-se pegando a metade de 1/6 da medida da cintura. Neste caso, 72cm : 6 = 12cm, portanto A-H = 6cm.</text:p>
        </text:list-item>
        <text:list-item>
          <text:p text:style-name="P3">Tracar uma linha paralela à A-C, à partir de H com um comprimento de 8cm que é o comprimento do „Abnäher“.</text:p>
        </text:list-item>
        <text:list-item>
          <text:p text:style-name="P3">Os pontos J e J´estarao há um centímetro de H, que será a profundidade do „Abnäher“</text:p>
        </text:list-item>
        <text:list-item>
          <text:p text:style-name="P3">Com uma régua curva, unir J-I e J´-I</text:p>
        </text:list-item>
        <text:list-item>
          <text:p text:style-name="P3">Agora, que a parte da frente do molde está pronta, contorná-lo com uma caneta de escrita grossa seguindo as linhas G-E-F-D-C e as linhas J-I e J´-I</text:p>
        </text:list-item>
        <text:list-item>
          <text:p text:style-name="P3">Para o molde de trás, pegue uma caneta de escrita fina de outra cor, para nao confundir os moldes da frente com o de <text:soft-page-break/>trás.</text:p>
        </text:list-item>
        <text:list-item>
          <text:p text:style-name="P3">O ponto L encontra-se há 2cm do ponto A</text:p>
        </text:list-item>
        <text:list-item>
          <text:p text:style-name="P3">Una com uma régua curva, o ponto L ao ponto E</text:p>
        </text:list-item>
        <text:list-item>
          <text:p text:style-name="P3">Esquadre 10cm do ponto H para obter-se o ponto M que é a altura do „Abnäher“ nas costas.</text:p>
        </text:list-item>
        <text:list-item>
          <text:p text:style-name="P3">Una com a régua curva os pontos J-M e J´-M</text:p>
        </text:list-item>
        <text:list-item>
          <text:p text:style-name="P3">Passe o Kopierrädchen nas linhas J-M, J´-M e E-L</text:p>
        </text:list-item>
        <text:list-item>
          <text:p text:style-name="P3">Corte o papel ainda dobrado seguindo as linhas G-E-F-D-C </text:p>
        </text:list-item>
        <text:list-item>
          <text:p text:style-name="P3">Agora corte o papel na dobra, separando assim o molde da frente com o molde das costas.</text:p>
        </text:list-item>
        <text:list-item>
          <text:p text:style-name="P3">Contorne no molde de baixo, com uma caneta de escrita grossa de outra cor, as linhas J-M, J´-M e E-L</text:p>
        </text:list-item>
        <text:list-item>
          <text:p text:style-name="P3">Corte no molde de baixo em cima da linha E-L</text:p>
        </text:list-item>
        <text:list-item>
          <text:p text:style-name="P3">Assim está pronto o molde das costas e com isso o molde básico de uma saia.</text:p>
        </text:list-item>
        <text:list-item>
          <text:p text:style-name="P3">Ponha esse molde em cima do pano que vai cortar, atentando para que o Fadenlauf esteja corretamente posicionado, ou seja, na direcao do comprimento da saia, pois isso é decisivo para que a saia tenha depois uma boa caída … den korrekten Fall des Kleidungsstückes.</text:p>
        </text:list-item>
        <text:list-item>
          <text:p text:style-name="P3">Prenda-o com Nähnadeln, contorne-o com um Kopierrädchen auf ein Kopierpapier e recorte em volta em 2cm de Abstande para a costu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 Stein</meta:initial-creator>
    <meta:creation-date>2012-12-12T12:59:38.36</meta:creation-date>
    <dc:date>2012-12-12T14:35:15.70</dc:date>
    <dc:creator>Li Stein</dc:creator>
    <meta:editing-duration>PT2M23S</meta:editing-duration>
    <meta:editing-cycles>1</meta:editing-cycles>
    <meta:generator>LibreOffice/3.6$Linux_X86_64 LibreOffice_project/360m1$Build-2</meta:generator>
    <meta:document-statistic meta:table-count="0" meta:image-count="0" meta:object-count="0" meta:page-count="2" meta:paragraph-count="33" meta:word-count="568" meta:character-count="2861" meta:non-whitespace-character-count="2344"/>
  </office:meta>
</office:document-meta>
</file>